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List_20_Paragraph" style:list-style-name="WWNum1">
      <style:text-properties fo:language="pt" fo:country="BR" officeooo:paragraph-rsid="00115615"/>
    </style:style>
    <style:style style:name="P2" style:family="paragraph" style:parent-style-name="List_20_Paragraph" style:list-style-name="WWNum2">
      <style:text-properties fo:language="pt" fo:country="BR" officeooo:paragraph-rsid="00115615"/>
    </style:style>
    <style:style style:name="P3" style:family="paragraph" style:parent-style-name="Standard">
      <style:text-properties fo:language="pt" fo:country="BR" officeooo:paragraph-rsid="00115615"/>
    </style:style>
    <style:style style:name="P4" style:family="paragraph" style:parent-style-name="Standard">
      <style:text-properties officeooo:paragraph-rsid="00115615"/>
    </style:style>
    <style:style style:name="P5" style:family="paragraph" style:parent-style-name="Standard">
      <style:paragraph-properties fo:margin-left="0cm" fo:margin-right="0cm" fo:text-indent="0.501cm" style:auto-text-indent="false"/>
      <style:text-properties fo:language="pt" fo:country="BR" officeooo:paragraph-rsid="00115615"/>
    </style:style>
    <style:style style:name="P6" style:family="paragraph" style:parent-style-name="Standard">
      <style:paragraph-properties fo:margin-left="0cm" fo:margin-right="0cm" fo:text-indent="0.501cm" style:auto-text-indent="false"/>
      <style:text-properties officeooo:paragraph-rsid="00115615"/>
    </style:style>
    <style:style style:name="P7" style:family="paragraph" style:parent-style-name="Heading_20_1" style:list-style-name="WWNum9">
      <style:text-properties fo:font-size="18pt" officeooo:paragraph-rsid="00115615" style:font-size-asian="18pt" style:font-size-complex="18pt"/>
    </style:style>
    <style:style style:name="P8" style:family="paragraph" style:parent-style-name="Heading_20_1" style:list-style-name="WWNum9">
      <style:text-properties officeooo:paragraph-rsid="00115615"/>
    </style:style>
    <style:style style:name="T1" style:family="text">
      <style:text-properties fo:language="pt" fo:country="BR"/>
    </style:style>
    <style:style style:name="T2" style:family="text">
      <style:text-properties fo:language="pt" fo:country="B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80131740117500546" text:style-name="WWNum9">
        <text:list-item>
          <text:h text:style-name="P7" text:outline-level="1"><text:bookmark-start text:name="_Toc463425262"/>AUTOMAÇÃO EM SISTEMAS AQUAPÔNICOS<text:bookmark-end text:name="_Toc463425262"/></text:h>
          <text:list>
            <text:list-item>
              <text:h text:style-name="P8" text:outline-level="1"><text:bookmark-start text:name="_Toc463425263"/>CARACTERIZAÇÃO<text:bookmark-end text:name="_Toc463425263"/></text:h>
            </text:list-item>
          </text:list>
        </text:list-item>
      </text:list>
      <text:p text:style-name="P5">Os processos de automação têm por finalidade automatizar atividades, diminuindo o mais possível a interferência ou o trabalho humano em suas execuções. No caso de sistemas aquapônicos, a automação visa à execução de tarefas que dizem respeito à:</text:p>
      <text:list xml:id="list5833727241671065952" text:style-name="WWNum1">
        <text:list-item>
          <text:p text:style-name="P1">Leitura de parâmetros da qualidade da água;</text:p>
        </text:list-item>
        <text:list-item>
          <text:p text:style-name="P1">Tomadas de decisão, a partir de valores destes parâmetros;</text:p>
        </text:list-item>
        <text:list-item>
          <text:p text:style-name="P1">Alimentação dos peixes e</text:p>
        </text:list-item>
        <text:list-item>
          <text:p text:style-name="P1">Crescimento das plantas.</text:p>
        </text:list-item>
      </text:list>
      <text:p text:style-name="P6"><text:span text:style-name="T1">A leitura de parâmetros de qualidade da água se dá por intermédio de sensores. Os sensores captam os parâmetros, geram os valores destes parâmetros e os transmitem em forma analógica ou digital para um </text:span><text:span text:style-name="T2">dispositivo gerenciador do sistema</text:span><text:span text:style-name="T1"> que, por sua vez, utiliza tais informações para prover a sua disponibilização para o usuário e/ou para a tomada de decisões acerca de qual procedimento adotar, uma vez atingidos limites pré-estabelecidos por este mesmo usuário. A alimentação dos peixes poderá ocorrer em intervalos de tempo escolhidos pelo usuário e executada pelo dispositivo gerenciador, por acionamento de um mecanismo de alimentação no tempo e quantidade previamente definidos. O crescimento das plantas pode ser monitorado por fotografias tiradas do sistema aquapônico periodicamente, sob controle do dispositivo gerenciador, para armazenamento e disponibilização ao usuário.</text:span></text:p>
      <text:list xml:id="list212630369042695" text:continue-list="list6080131740117500546" text:style-name="WWNum9">
        <text:list-item>
          <text:list>
            <text:list-item>
              <text:h text:style-name="P8" text:outline-level="1"><text:bookmark-start text:name="_Toc463425264"/>PLACA GERENCIADORA<text:bookmark-end text:name="_Toc463425264"/></text:h>
            </text:list-item>
          </text:list>
        </text:list-item>
      </text:list>
      <text:p text:style-name="P6"><text:span text:style-name="T1">O elemento fundamental do sistema de automação aquapônico é o dispositivo gerenciador ou placa gerenciadora. Trata-se de hardware com capacidade de processamento e interfaces de comunicação com outros dispositivos. Nele são acoplados os sensores, motores, armazenadores, transmissores, todos integrados e gerenciados pelo dispositivo. O conjunto formado pelo dispositivo gerenciador e todos os mecanismos a ele acoplados, juntamente com todos os algoritmos computacionais a ser executados, bem como os protocolos de comunicação, é denominado </text:span><text:span text:style-name="T2">sistema embarcado</text:span><text:span text:style-name="T1">. A placa </text:span><text:span text:style-name="T2">Intel Galileo</text:span><text:span text:style-name="T1"> é um dispositivo gerenciador bastante utilizado na construção de sistemas embarcados.</text:span></text:p>
      <text:p text:style-name="P6"><text:span text:style-name="T1">Todo sistema embarcado carrega consigo as instruções necessárias à sua adequada operação, conforme desejo de seu projetista. Tais instruções compõem o </text:span><text:span text:style-name="T2">sistema operacional </text:span><text:span text:style-name="T1">da placa, mais conjuntos de algoritmos, previamente codificados e testados por programadores experientes, que facilitam a sua implementação no sistema que se deseja ver funcionar. Tais coleções de algoritmos são denominadas </text:span><text:span text:style-name="T2">módulos ou bibliotecas</text:span><text:span text:style-name="T1">. Cada biblioteca possui um conjunto de funções que podem ser utilizadas livremente pelo programador, de acordo com suas necessidades. Cabe ao programador escolher as bibliotecas que serão úteis ao seu sistema. As bibliotecas selecionadas, junto com as instruções principais, devem ser então descarregadas na placa gerenciadora, fazendo com que o sistema embarcado funcione autonomamente.</text:span></text:p>
      <text:p text:style-name="P5">Além das bibliotecas consagradas, o programador poderá também confeccionar o seu próprio conjunto de funções, com utilidades específicas no sistema que deseja projetar.</text:p>
      <text:list xml:id="list212631066249799" text:continue-numbering="true" text:style-name="WWNum9">
        <text:list-item>
          <text:list>
            <text:list-item>
              <text:h text:style-name="P8" text:outline-level="1"><text:bookmark-start text:name="_Toc463425265"/>OUTROS ELEMENTOS DE HARDWARE<text:bookmark-end text:name="_Toc463425265"/></text:h>
            </text:list-item>
          </text:list>
        </text:list-item>
      </text:list>
      <text:p text:style-name="P3">Os sensores de qualidade da água frequentemente utilizados em sistemas aquapônicos são:</text:p>
      <text:list xml:id="list4750264552441111603" text:style-name="WWNum2">
        <text:list-item>
          <text:p text:style-name="P2">Temperatura;</text:p>
        </text:list-item>
        <text:list-item>
          <text:p text:style-name="P2"><text:soft-page-break/>pH e</text:p>
        </text:list-item>
        <text:list-item>
          <text:p text:style-name="P2">Oxigênio Dissolvido.</text:p>
        </text:list-item>
      </text:list>
      <text:p text:style-name="P3">Leitores de amônia e turbidez da água também podem ser utilizados.</text:p>
      <text:p text:style-name="P4"><text:span text:style-name="T1">É comum ocorrer a captação de um parâmetro por um dado sensor e sua transmissão em valores de voltagem. Neste caso, há a necessidade eventual de traduzir voltagem para os valores do parâmetro em questão na unidade de medida usual. Desta forma, há a necessidade de confeccionar uma função matemática que calcule o valor do parâmetro na unidade desejada, a partir do valor de voltagem. A tarefa de encontrar tal função recebe o nome de </text:span><text:span text:style-name="T2">calibração</text:span><text:span text:style-name="T1">. A calibração normalmente ocorre quando são obtidos valores de voltagem extraídos de captações do parâmetro, cujos valores são previamente conhecidos. Aos pares ordenados (parâmetro x voltagem) são aplicadas técnicas de ajuste de modelo para a determinação da função matemática procurada. Em geral, trata-se de funções lineares e o objetivo é determinar os coeficientes linear e angular melhor ajustados.</text:span></text:p>
      <text:p text:style-name="P4"><text:span text:style-name="T1">Outro problema que pode emergir quando a voltagem transmitida pelo sensor está contida em intervalos muito pequenos e em milivolts. Em tais casos, há a necessidade de ser construído um </text:span><text:span text:style-name="T2">circuito eletrônico de amplificação </text:span><text:span text:style-name="T1">dos sinais do sensor, de sorte a que possa ser lido pelo dispositivo gerenciador em um intervalo conveniente.</text:span></text:p>
      <text:p text:style-name="P4"><text:span text:style-name="T1">Com relação às tomadas de decisão, há a necessidade de aplicar algoritmos computacionais que possam ser executados pelo dispositivo gerenciador que gerem informações ou ações, por ele comandadas, previamente programadas pelos referidos algoritmos. Denominamos </text:span><text:span text:style-name="T2">atuadores</text:span><text:span text:style-name="T1"> aos mecanismos acionados pelo dispositivo gerenciador que cumprem determinadas ações. Um atuador bastante utilizado em sistemas aquapônicos é o alimentador de peixes, </text:span><text:span text:style-name="T2">fish feeder</text:span><text:span text:style-name="T1">. Trata-se de um recipiente contendo alimento para os peixes e acoplado a um servo motor que, por sua vez, é acionado pelo dispositivo gerenciador do sistema. Normalmente, os motores trabalham com correntes bem superiores àquelas que podem ser fornecidas pela placa gerenciadora. Além disso, os motores com eixo giratório podem girar em sentido direto e inverso, implicando em fornecimento de correntes que possam ser invertidas, o que uma placa gerenciadora normalmente não faz. Para compatibilizar tais diferenças e dificuldades, utiliza-se um pequeno dispositivo, aqui denominado </text:span><text:span text:style-name="T2">driver</text:span><text:span text:style-name="T1">, cuja função é permitir compatibilizar a corrente fornecida pela placa gerenciadora com aquela necessária à operação do motor, tanto em qualidade como em sinal. Uma outra propriedade do driver é a de que pode transformar sinais digitais, emitidos pela placa, em sinais analógicos, mais apropriados ao funcionamento dos motores. Desta forma, o driver é então conectado à placa e ao motor, permitindo o seu gerenciamento adequado, sem os inconvenientes de incompatibilidade de sinais e corr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language="pt" fo:country="BR"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1:24:35.648733581</meta:creation-date>
    <dc:date>2017-08-16T21:26:29.555839517</dc:date>
    <meta:editing-duration>PT1M54S</meta:editing-duration>
    <meta:editing-cycles>1</meta:editing-cycles>
    <meta:document-statistic meta:table-count="0" meta:image-count="0" meta:object-count="0" meta:page-count="2" meta:paragraph-count="21" meta:word-count="870" meta:character-count="5933" meta:non-whitespace-character-count="5095"/>
    <meta:generator>LibreOffice/5.1.6.2$Linux_X86_64 LibreOffice_project/10m0$Build-2</meta:generator>
  </office:meta>
</office:document-meta>
</file>